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a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${name}!</text:p>
      <text:p text:style-name="P1">You are ${age} years old and live in ${location}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4:14:36.334000000</meta:creation-date>
    <dc:date>2024-06-05T16:04:28.603000000</dc:date>
    <meta:editing-duration>PT1H13M24S</meta:editing-duration>
    <meta:editing-cycles>3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2" meta:word-count="11" meta:character-count="65" meta:non-whitespace-character-count="55"/>
  </office:meta>
</office:document-meta>
</file>